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0cm" fo:min-width="3.56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5cm" fo:min-width="1.013cm"/>
    </style:style>
    <style:style style:name="gr3" style:family="graphic" style:parent-style-name="standard">
      <style:graphic-properties draw:textarea-horizontal-align="justify" draw:textarea-vertical-align="middle" draw:auto-grow-height="false" fo:min-height="3.407cm" fo:min-width="6.202cm"/>
    </style:style>
    <style:style style:name="gr4" style:family="graphic" style:parent-style-name="standard">
      <style:graphic-properties draw:textarea-horizontal-align="justify" draw:textarea-vertical-align="middle" draw:auto-grow-height="false" fo:min-height="3.407cm" fo:min-width="2.141cm"/>
    </style:style>
    <style:style style:name="gr5" style:family="graphic" style:parent-style-name="standard">
      <style:graphic-properties draw:textarea-horizontal-align="justify" draw:textarea-vertical-align="middle" draw:auto-grow-height="false" fo:min-height="2.595cm" fo:min-width="1.093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8pt"/>
    </style:style>
    <style:style style:name="P3" style:family="paragraph">
      <loext:graphic-properties draw:fill="none" draw:fill-color="#ffffff"/>
      <style:text-properties fo:font-size="8pt" style:font-size-asian="8pt" style:font-size-complex="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T1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4.062cm" svg:height="0.238cm" svg:x="1.017cm" svg:y="0.856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047cm" svg:height="1.205cm" svg:x="4.036cm" svg:y="0.406cm">
          <draw:text-box>
            <text:p text:style-name="P2"><text:span text:style-name="T1">1 kilometer</text:span></text:p>
          </draw:text-box>
        </draw:frame>
        <draw:custom-shape draw:style-name="gr3" draw:text-style-name="P1" draw:layer="layout" svg:width="6.702cm" svg:height="3.657cm" svg:x="1.19cm" svg:y="5.28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641cm" svg:height="3.657cm" svg:x="6.299cm" svg:y="1.21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593cm" svg:height="2.845cm" svg:x="6.299cm" svg:y="4.673cm">
          <text:p/>
          <draw:enhanced-geometry svg:viewBox="0 0 21600 21600" draw:type="rectangle" draw:enhanced-path="M 0 0 L 21600 0 21600 21600 0 21600 0 0 Z N"/>
        </draw:custom-shape>
        <draw:line draw:style-name="gr6" draw:text-style-name="P4" draw:layer="layout" svg:x1="0.986cm" svg:y1="9.144cm" svg:x2="8.095cm" svg:y2="9.144cm">
          <text:p/>
        </draw:line>
        <draw:line draw:style-name="gr6" draw:text-style-name="P4" draw:layer="layout" svg:x1="8.097cm" svg:y1="5.08cm" svg:x2="8.097cm" svg:y2="9.144cm">
          <text:p/>
        </draw:line>
        <draw:line draw:style-name="gr6" draw:text-style-name="P4" draw:layer="layout" svg:x1="9.113cm" svg:y1="5.08cm" svg:x2="8.097cm" svg:y2="5.08cm">
          <text:p/>
        </draw:line>
        <draw:line draw:style-name="gr6" draw:text-style-name="P4" draw:layer="layout" svg:x1="9.111cm" svg:y1="5.08cm" svg:x2="9.143cm" svg:y2="1.016cm">
          <text:p/>
        </draw:line>
        <draw:line draw:style-name="gr6" draw:text-style-name="P4" draw:layer="layout" svg:x1="6.097cm" svg:y1="1.016cm" svg:x2="9.144cm" svg:y2="1.016cm">
          <text:p/>
        </draw:line>
        <draw:line draw:style-name="gr6" draw:text-style-name="P4" draw:layer="layout" svg:x1="6.097cm" svg:y1="1.016cm" svg:x2="6.097cm" svg:y2="5.08cm">
          <text:p/>
        </draw:line>
        <draw:line draw:style-name="gr6" draw:text-style-name="P4" draw:layer="layout" svg:x1="0.986cm" svg:y1="5.08cm" svg:x2="6.096cm" svg:y2="5.08cm">
          <text:p/>
        </draw:line>
        <draw:line draw:style-name="gr6" draw:text-style-name="P4" draw:layer="layout" svg:x1="0.986cm" svg:y1="5.08cm" svg:x2="0.986cm" svg:y2="9.144cm">
          <text:p/>
        </draw:line>
        <presentation:notes draw:style-name="dp2">
          <draw:page-thumbnail draw:style-name="gr7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000000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1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5.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93cm" fo:margin-bottom="0cm" fo:text-indent="0cm"/>
      <style:text-properties fo:font-size="13.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145cm" fo:margin-bottom="0cm" fo:text-indent="0cm"/>
      <style:text-properties fo:font-size="11.6000003814697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096cm" fo:margin-bottom="0cm" fo:text-indent="0cm"/>
      <style:text-properties fo:font-size="9.69999980926514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48cm" fo:margin-bottom="0cm" fo:text-indent="0cm"/>
      <style:text-properties fo:font-size="9.69999980926514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48cm" fo:margin-bottom="0cm" fo:text-indent="0cm"/>
      <style:text-properties fo:font-size="9.69999980926514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48cm" fo:margin-bottom="0cm" fo:text-indent="0cm"/>
      <style:text-properties fo:font-size="9.69999980926514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48cm" fo:margin-bottom="0cm" fo:text-indent="0cm"/>
      <style:text-properties fo:font-size="9.69999980926514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48cm" fo:margin-bottom="0cm" fo:text-indent="0cm"/>
      <style:text-properties fo:font-size="9.69999980926514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1.299999237060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10.16cm" fo:page-height="10.1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7.047cm" svg:height="7.047cm" svg:x="2.123cm" svg:y="2.397cm"/>
      <draw:page-thumbnail draw:layer="backgroundobjects" svg:width="7.047cm" svg:height="7.047cm" svg:x="2.123cm" svg:y="10.445cm"/>
      <draw:page-thumbnail draw:layer="backgroundobjects" svg:width="7.047cm" svg:height="7.047cm" svg:x="2.123cm" svg:y="18.493cm"/>
      <draw:page-thumbnail draw:layer="backgroundobjects" svg:width="7.047cm" svg:height="7.047cm" svg:x="12.418cm" svg:y="2.397cm"/>
      <draw:page-thumbnail draw:layer="backgroundobjects" svg:width="7.047cm" svg:height="7.047cm" svg:x="12.418cm" svg:y="10.445cm"/>
      <draw:page-thumbnail draw:layer="backgroundobjects" svg:width="7.047cm" svg:height="7.047cm" svg:x="12.418cm" svg:y="18.493cm"/>
    </style:handout-master>
    <style:master-page style:name="Default" style:page-layout-name="PM1" draw:style-name="Mdp1">
      <draw:frame presentation:style-name="Default-title" draw:layer="backgroundobjects" svg:width="9.144cm" svg:height="1.696cm" svg:x="0.508cm" svg:y="0.404cm" presentation:class="title" presentation:placeholder="true">
        <draw:text-box/>
      </draw:frame>
      <draw:frame presentation:style-name="Default-outline1" draw:layer="backgroundobjects" svg:width="9.144cm" svg:height="5.892cm" svg:x="0.508cm" svg:y="2.377cm" presentation:class="outline" presentation:placeholder="true">
        <draw:text-box/>
      </draw:frame>
      <draw:frame presentation:style-name="Mpr1" draw:text-style-name="MP2" draw:layer="backgroundobjects" svg:width="2.367cm" svg:height="0.701cm" svg:x="0.508cm" svg:y="9.255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3.22cm" svg:height="0.701cm" svg:x="3.473cm" svg:y="9.255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2.367cm" svg:height="0.701cm" svg:x="7.284cm" svg:y="9.255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08T19:58:55.976184414</meta:creation-date>
    <dc:date>2017-02-08T20:29:46.477947646</dc:date>
    <meta:editing-duration>PT10M28S</meta:editing-duration>
    <meta:editing-cycles>3</meta:editing-cycles>
    <meta:generator>LibreOffice/5.1.4.2$Linux_X86_64 LibreOffice_project/10m0$Build-2</meta:generator>
    <meta:document-statistic meta:object-count="36"/>
  </office:meta>
</office:document-meta>
</file>